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officeooo:paragraph-rsid="001d6981"/>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officeooo:paragraph-rsid="001d6981"/>
    </style:style>
    <style:style style:name="P6" style:family="paragraph" style:parent-style-name="Standard">
      <style:paragraph-properties fo:text-align="center" style:justify-single-word="false"/>
    </style:style>
    <style:style style:name="P7" style:family="paragraph" style:parent-style-name="Standard" style:master-page-name="MP0">
      <style:paragraph-properties fo:text-align="center" style:justify-single-word="false" style:page-number="auto" fo:break-before="page"/>
    </style:style>
    <style:style style:name="P8" style:family="paragraph" style:parent-style-name="Standard" style:list-style-name="L1">
      <style:text-properties fo:font-size="14pt" fo:font-weight="bold" style:font-size-asian="14pt" style:font-weight-asian="bold" style:font-size-complex="14pt" style:font-weight-complex="bold"/>
    </style:style>
    <style:style style:name="P9" style:family="paragraph" style:parent-style-name="Standard" style:list-style-name="L2">
      <style:text-properties fo:font-size="14pt" fo:font-weight="bold" style:font-size-asian="14pt" style:font-weight-asian="bold" style:font-size-complex="14pt" style:font-weight-complex="bold"/>
    </style:style>
    <style:style style:name="P10" style:family="paragraph" style:parent-style-name="Standard" style:list-style-name="L3">
      <style:text-properties fo:font-size="14pt" fo:font-weight="bold" style:font-size-asian="14pt" style:font-weight-asian="bold" style:font-size-complex="14pt" style:font-weight-complex="bold"/>
    </style:style>
    <style:style style:name="P11" style:family="paragraph" style:parent-style-name="Standard" style:list-style-name="L4">
      <style:text-properties fo:font-size="14pt" fo:font-weight="bold" style:font-size-asian="14pt" style:font-weight-asian="bold" style:font-size-complex="14pt" style:font-weight-complex="bold"/>
    </style:style>
    <style:style style:name="P12" style:family="paragraph" style:parent-style-name="Standard" style:list-style-name="L5">
      <style:text-properties fo:font-size="14pt" fo:font-weight="bold" style:font-size-asian="14pt" style:font-weight-asian="bold" style:font-size-complex="14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list-style-name="L6"/>
    <style:style style:name="P15" style:family="paragraph" style:parent-style-name="Standard">
      <style:text-properties officeooo:paragraph-rsid="001d6981"/>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name-complex="Mangal" style:font-size-complex="14pt"/>
    </style:style>
    <style:style style:name="T2" style:family="text">
      <style:text-properties fo:font-size="14pt" style:font-size-asian="14pt" style:font-name-complex="Mangal" style:font-size-complex="14pt"/>
    </style:style>
    <style:style style:name="T3" style:family="text">
      <style:text-properties fo:font-size="14pt" officeooo:rsid="000c06f6" style:font-size-asian="14pt" style:font-name-complex="Mangal" style:font-size-complex="14pt"/>
    </style:style>
    <style:style style:name="T4" style:family="text">
      <style:text-properties fo:font-size="14pt" officeooo:rsid="00215cd9" style:font-size-asian="14pt" style:font-name-complex="Mangal" style:font-size-complex="14pt"/>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name-complex="Mangal" style:font-size-complex="14pt" style:font-style-complex="italic"/>
    </style:style>
    <style:style style:name="T7" style:family="text">
      <style:text-properties fo:font-size="14pt" fo:font-weight="bold" style:font-size-asian="14pt" style:font-weight-asian="bold" style:font-name-complex="Mangal" style:font-size-complex="14pt" style:font-weight-complex="bold"/>
    </style:style>
    <style:style style:name="T8" style:family="text">
      <style:text-properties fo:font-size="16pt" style:font-size-asian="16pt" style:font-name-complex="Mangal" style:font-size-complex="16pt"/>
    </style:style>
    <style:style style:name="T9" style:family="text">
      <style:text-properties officeooo:rsid="001d6981"/>
    </style:style>
    <style:style style:name="T10" style:family="text">
      <style:text-properties officeooo:rsid="00215cd9"/>
    </style:style>
    <style:style style:name="T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94634195767792" text:id="ct94634195767792">
          <text:insertion>
            <office:change-info>
              <dc:creator>Unknown Author</dc:creator>
              <dc:date>2019-05-23T16:15:19</dc:date>
            </office:change-info>
          </text:insertion>
        </text:changed-region>
        <text:changed-region xml:id="ct94634188951232" text:id="ct94634188951232">
          <text:insertion>
            <office:change-info>
              <dc:creator>Unknown Author</dc:creator>
              <dc:date>2019-05-23T15:32:55</dc:date>
            </office:change-info>
          </text:insertion>
        </text:changed-region>
        <text:changed-region xml:id="ct94634189058352" text:id="ct94634189058352">
          <text:insertion>
            <office:change-info>
              <dc:creator>Unknown Author</dc:creator>
              <dc:date>2019-05-23T15:33:01</dc:date>
            </office:change-info>
          </text:insertion>
        </text:changed-region>
        <text:changed-region xml:id="ct94634215273232" text:id="ct94634215273232">
          <text:insertion>
            <office:change-info>
              <dc:creator>Unknown Author</dc:creator>
              <dc:date>2019-05-23T16:18:25</dc:date>
            </office:change-info>
          </text:insertion>
        </text:changed-region>
        <text:changed-region xml:id="ct94634188040448" text:id="ct94634188040448">
          <text:deletion>
            <office:change-info>
              <dc:creator>Unknown Author</dc:creator>
              <dc:date>2019-05-23T15:33:13</dc:date>
            </office:change-info>
            <text:p text:style-name="P1"/>
            <text:p text:style-name="P1">Brique 3 : applique un traitement statistique au jeu de données</text:p>
          </text:deletion>
        </text:changed-region>
        <text:changed-region xml:id="ct94634189057120" text:id="ct94634189057120">
          <text:insertion>
            <office:change-info>
              <dc:creator>Unknown Author</dc:creator>
              <dc:date>2019-05-23T15:35:32</dc:date>
            </office:change-info>
          </text:insertion>
        </text:changed-region>
        <text:changed-region xml:id="ct94634215279168" text:id="ct94634215279168">
          <text:insertion>
            <office:change-info>
              <dc:creator>Unknown Author</dc:creator>
              <dc:date>2019-05-23T16:18:10</dc:date>
            </office:change-info>
          </text:insertion>
        </text:changed-region>
        <text:changed-region xml:id="ct94634182531408" text:id="ct94634182531408">
          <text:deletion>
            <office:change-info>
              <dc:creator>Unknown Author</dc:creator>
              <dc:date>2019-05-23T16:18:09</dc:date>
            </office:change-info>
            <text:p text:style-name="P1">4</text:p>
          </text:deletion>
        </text:changed-region>
        <text:changed-region xml:id="ct94634189327072" text:id="ct94634189327072">
          <text:deletion>
            <office:change-info>
              <dc:creator>Unknown Author</dc:creator>
              <dc:date>2019-05-23T15:33:27</dc:date>
            </office:change-info>
            <text:p text:style-name="P1">sur chaque ligne du jeu de données</text:p>
          </text:deletion>
        </text:changed-region>
        <text:changed-region xml:id="ct94634189326848" text:id="ct94634189326848">
          <text:insertion>
            <office:change-info>
              <dc:creator>Unknown Author</dc:creator>
              <dc:date>2019-05-23T15:33:27</dc:date>
            </office:change-info>
          </text:insertion>
        </text:changed-region>
        <text:changed-region xml:id="ct94634215273008" text:id="ct94634215273008">
          <text:insertion>
            <office:change-info>
              <dc:creator>Unknown Author</dc:creator>
              <dc:date>2019-05-23T16:18:12</dc:date>
            </office:change-info>
          </text:insertion>
        </text:changed-region>
        <text:changed-region xml:id="ct94634215278592" text:id="ct94634215278592">
          <text:deletion>
            <office:change-info>
              <dc:creator>Unknown Author</dc:creator>
              <dc:date>2019-05-23T16:18:11</dc:date>
            </office:change-info>
            <text:p text:style-name="P1">5</text:p>
          </text:deletion>
        </text:changed-region>
        <text:changed-region xml:id="ct94634182721392" text:id="ct94634182721392">
          <text:insertion>
            <office:change-info>
              <dc:creator>Unknown Author</dc:creator>
              <dc:date>2019-05-23T16:19:12</dc:date>
            </office:change-info>
          </text:insertion>
        </text:changed-region>
        <text:changed-region xml:id="ct94634189049232" text:id="ct94634189049232">
          <text:deletion>
            <office:change-info>
              <dc:creator>Unknown Author</dc:creator>
              <dc:date>2019-05-23T15:32:24</dc:date>
            </office:change-info>
            <text:p text:style-name="P2"><text:span text:style-name="Marque_20_de_20_commentaire"><text:span text:style-name="T1">le rendre compatible avec toute base de données</text:span></text:span></text:p>
          </text:deletion>
        </text:changed-region>
        <text:changed-region xml:id="ct94634188105136" text:id="ct94634188105136">
          <text:insertion>
            <office:change-info>
              <dc:creator>Unknown Author</dc:creator>
              <dc:date>2019-05-23T15:32: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Police_20_par_20_défaut"><text:span text:style-name="T8">Bientôt, vous pourrez exploiter vous-même les données</text:span></text:span></text:p>
      <text:p text:style-name="P6"><text:span text:style-name="Police_20_par_20_défaut"><text:span text:style-name="T1"/></text:span></text:p>
      <text:p text:style-name="P6"><text:span text:style-name="Police_20_par_20_défaut"><text:span text:style-name="T6">« Avec Galaxy Bricks, nous voulons donner accès un nouveau niveau de participation »</text:span></text:span></text:p>
      <text:p text:style-name="P6"><text:span text:style-name="Police_20_par_20_défaut"><text:span text:style-name="T6"/></text:span></text:p>
      <text:p text:style-name="P1"/>
      <text:p text:style-name="P1"><text:s/>Simon Benateau a depuis peu rejoint les équipes de Vigie-Nature dans le cadre de sa participation à GAPARS, un projet européen qui entend développer de nouvelles façons de faire de la science. Il nous parle de la nouvelle interface qu'il développe pour les observatoires grand public et Vigie-Nature école, Galaxy Bricks. Une petite révolution pour les sciences participatives.</text:p>
      <text:p text:style-name="P1"/>
      <text:list xml:id="list4013400827" text:style-name="L1">
        <text:list-item>
          <text:p text:style-name="P8">IW : Qu'est-ce que Galaxy Bricks ?</text:p>
        </text:list-item>
      </text:list>
      <text:p text:style-name="P1"/>
      <text:p text:style-name="Standard"><text:span text:style-name="Police_20_par_20_défaut"><text:span text:style-name="T5">Ce système va offrir au participant de Vigie-Nature un outil simple pour parcourir et exploiter la base de données de l’observatoire auquel il participe. L'idée, c'est de donner à tous les observateurs l’opportunité de faire de l’analyse, ce que seuls les chercheurs peuvent faire aujourd’hui. </text:span></text:span><text:span text:style-name="Police_20_par_20_défaut"><text:span text:style-name="T5"><office:annotation office:name="__Annotation__201_240697430"><dc:creator>Unknown Author</dc:creator><dc:date>2019-05-23T16:15:19.658285695</dc:date><text:p text:style-name="P17"><text:span text:style-name="T12">Serait-il possible d’ajouter qu’il sera possible également de faire des erreurs (dans le sens que ce n’est pas grave et que certaines fois la combinaison de parametre entrainera une erreur)</text:span></text:p></office:annotation></text:span></text:span><text:span text:style-name="Police_20_par_20_défaut"><text:span text:style-name="T5">Il sera facile par exemple de visualiser ses propres observations, les données par département ou encore par année, et de réaliser de premières analyses directement sur la plate-forme. </text:span></text:span><text:change-start text:change-id="ct94634195767792"/><office:annotation-end office:name="__Annotation__201_240697430"/><text:change-end text:change-id="ct94634195767792"/></text:p>
      <text:p text:style-name="P1"/>
      <text:list xml:id="list1926742620" text:style-name="L2">
        <text:list-item>
          <text:p text:style-name="P9">IW : Comment est venue l'idée de ce projet ?</text:p>
        </text:list-item>
      </text:list>
      <text:p text:style-name="P1"/>
      <text:p text:style-name="P1">A l'origine, la demande est venue des observateurs. « Où vont mes données d’observation ? », « Quels sont mes apports ? », « Comment puis-je participer davantage ? » : de nombreux participants souhaitent suivre leurs données, au-delà de la saisie. Cet enthousiasme n'est pas seulement bien venu, il est constitutif du principe de science participative et nécessaire à sa prolongation. Nous souhaitons donc étendre la participation en permettant aux publics de s'approprier la donnée.</text:p>
      <text:p text:style-name="P1"/>
      <text:list xml:id="list1530744771" text:style-name="L3">
        <text:list-item>
          <text:p text:style-name="P10">IW : En terme de production de savoirs, l'objectif est de permettre une collaboration entre participants et chercheurs ?</text:p>
        </text:list-item>
      </text:list>
      <text:p text:style-name="P1"/>
      <text:p text:style-name="P1">Oui, entre autres. En fait les intérêts sont multiples.</text:p>
      <text:p text:style-name="P1"/>
      <text:p text:style-name="P1">D'abord, les participants confrontés à l'outil auront sûrement des questions qui ne seront pas toujours les mêmes que celles que se posent les chercheurs. De cette façon, le dispositif va permettre de satisfaire certaines attentes des participants et produire des connaissances sur des questions qui ne sont aujourd'hui pas investies. <office:annotation office:name="__Annotation__505_1133574700"><dc:creator>Unknown Author</dc:creator><dc:date>2019-05-23T15:23:37.352183517</dc:date><text:p text:style-name="P16"><text:span text:style-name="T11">Je comprends l’idée de cette phrase, mais elle mélange pas mal les concepts et peut je crois apporter de la confusion.</text:span></text:p><text:p text:style-name="P16"><text:span text:style-name="T11">Proposition à remettre à votre sauce car sans doute un peu formelle :</text:span></text:p><text:p text:style-name="P16"><text:span text:style-name="T11">Les observateurs auront accès aux données de Vigie-Nature et donc à un grand nombre d’observations ayant été relevées suivant le même protocole et s’étant formé à la reconnaissance, ce qui permet leur exploitation dans le cadre d’analyses statistiques.</text:span></text:p></office:annotation>Les résultats obtenus bénéficieront de la puissance statistique de Vigie-Nature, autrement dit de la fiabilité les données due à la quantité et la diversité des observations. C'est tout l'intérêt des sciences participatives. <office:annotation-end office:name="__Annotation__505_1133574700"/></text:p>
      <text:p text:style-name="P1"/>
      <text:p text:style-name="P1">De plus, par leurs usages les utilisateurs de Galaxy Bricks dégageront de nouvelles façon de croiser les données et les différents traitements statistiques, de comparer un <text:soft-page-break/>observatoire avec un autre par exemple. On peut alors s'attendre à ce qu'ils mettent en lumière de nouvelles problématiques et résultats qui seront utiles à la recherche. Ils pourront ensuite échanger avec les scientifiques sur ces sujets. </text:p>
      <text:p text:style-name="P1"/>
      <text:p text:style-name="Standard"><text:span text:style-name="Police_20_par_20_défaut"><text:span text:style-name="T5">Enfin, on pourra s'intéresser à l'usage qui est fait de l'interface par les participants. Plus précisément, on étudiera comment les outils mis à disposition sont utilisés et dans quel ordre, quelles sont les analyses les plus courantes. En dessinant des tendances, nous verrons les questions qui se posent dans la société concernant la biodiversité. Nous regarderons également si les observateurs ont plus d'intérêt pour les données régionales, ou nationales. De nouveaux champs de réflexions devraient s’ouvrir.</text:span></text:span></text:p>
      <text:p text:style-name="P4"/>
      <text:list xml:id="list1317475526" text:style-name="L4">
        <text:list-item>
          <text:p text:style-name="P11">IW : Est-ce que tu pourrais donner un exemple concret d'une analyse qu'un participant pourrait mener ?</text:p>
        </text:list-item>
      </text:list>
      <text:p text:style-name="P1"/>
      <text:p text:style-name="P1">Disons que je participe à un observatoire, par exemple Oiseaux des jardins.</text:p>
      <text:p text:style-name="Standard"><text:span text:style-name="Police_20_par_20_défaut"><text:span text:style-name="T5">Si je m'intéresse à la répartition des oiseaux à l'échelle des départements, j'aurai accès <text:s/>aux données de la base où sont référencées toutes les observations. A partir de là, <text:s/>je vais pouvoir par exemple résumer les données par département et savoir combien d'espèces d'oiseaux les observateurs ont vu dans mon propre département, si les régions avec le plus de diversité sont voisines de la mienne, ou encore comment évolue la diversité des oiseaux observés au cours des années.</text:span></text:span></text:p>
      <text:p text:style-name="P1"/>
      <text:list xml:id="list932056360" text:style-name="L5">
        <text:list-item>
          <text:p text:style-name="P12">IW : Et l’utilisation seras simplifiée par rapport aux logiciels qu’utilisent aujourd’hui les chercheurs ?</text:p>
        </text:list-item>
      </text:list>
      <text:p text:style-name="P1"/>
      <text:p text:style-name="P1">Oui ! Je travaille justement à ce que l'interface soit la plus simple et ergonomique possible, afin que l'activité reste ludique. Dans Galaxy Bricks, il y a « Bricks », qui tout simplement veut dire briques en français. Le principe c'est d'ajouter des briques à d'autres jusqu'à obtenir le résultat, le graphique que l'on veut. En fait, ce sont des briques de codes, mais pas d'inquiétude c'est moi qui me charge de les programmer.</text:p>
      <text:p text:style-name="P1">Pour donner un exemple, un enchaînement de briques peut être comme ça :</text:p>
      <text:p text:style-name="P1"/>
      <text:p text:style-name="P1">Brique 1 : <text:change-start text:change-id="ct94634188951232"/><text:span text:style-name="T9">im</text:span><text:change-end text:change-id="ct94634188951232"/><text:change-start text:change-id="ct94634189058352"/><text:span text:style-name="T9">porte </text:span><text:change-end text:change-id="ct94634189058352"/>un jeu de données</text:p>
      <text:p text:style-name="P1">Brique 2 : sélectionne une partie du jeu de données<text:change-start text:change-id="ct94634215273232"/> <text:span text:style-name="T10">selon des paramètres définis</text:span><text:change-end text:change-id="ct94634215273232"/><text:change text:change-id="ct94634188040448"/><text:change-start text:change-id="ct94634189057120"/><office:annotation office:name="__Annotation__518_1133574700"><dc:creator>Unknown Author</dc:creator><dc:date>2019-05-23T15:35:32.607193073</dc:date><text:p text:style-name="P16"><text:span text:style-name="T11">J’ai peur que traitement statistique soit un peu trop abstrait</text:span></text:p></office:annotation><text:change-end text:change-id="ct94634189057120"/></text:p>
      <text:p text:style-name="P1">Brique <text:change-start text:change-id="ct94634215279168"/><text:span text:style-name="T10">3</text:span><text:change-end text:change-id="ct94634215279168"/><text:change text:change-id="ct94634182531408"/> : réalise une moyenne <text:change text:change-id="ct94634189327072"/><text:change-start text:change-id="ct94634189326848"/><text:span text:style-name="T9">en fonction de l’espèce</text:span><text:change-end text:change-id="ct94634189326848"/></text:p>
      <text:p text:style-name="P1">Brique <text:change-start text:change-id="ct94634215273008"/><text:span text:style-name="T10">4</text:span><text:change-end text:change-id="ct94634215273008"/><text:change text:change-id="ct94634215278592"/> : réalise un graphique</text:p>
      <text:p text:style-name="P1"/>
      <text:p text:style-name="P1">L'interface mettra donc à disposition des outils assez pointus mais très simples d'utilisation !</text:p>
      <text:p text:style-name="P1"/>
      <text:list xml:id="list2849685543" text:style-name="L6">
        <text:list-item>
          <text:p text:style-name="P14"><text:span text:style-name="Marque_20_de_20_commentaire"><text:span text:style-name="T7">IW : Quand est-ce que Galaxy Bricks sera en ligne ?</text:span></text:span></text:p>
          <text:p text:style-name="P14"><text:span text:style-name="Marque_20_de_20_commentaire"><text:span text:style-name="T1"/></text:span></text:p>
        </text:list-item>
      </text:list>
      <text:p text:style-name="P2"><text:soft-page-break/><text:span text:style-name="Marque_20_de_20_commentaire"><text:span text:style-name="T1">Je ne peux pas répondre avec exactitude, mais quelques années</text:span></text:span><text:change-start text:change-id="ct94634182721392"/><text:span text:style-name="Marque_20_de_20_commentaire"><text:span text:style-name="T1"> </text:span></text:span><text:span text:style-name="Marque_20_de_20_commentaire"><text:span text:style-name="T4">pour une version </text:span></text:span><text:span text:style-name="Marque_20_de_20_commentaire"><text:span text:style-name="T4"><office:annotation office:name="__Annotation__202_240697430"><dc:creator>Unknown Author</dc:creator><dc:date>2019-05-23T16:19:45.585290576</dc:date><text:p text:style-name="P17"><text:span text:style-name="T12">Finalement après discussion, une première version très limité devrait être mise en test en tant que preuve de concept...</text:span></text:p></office:annotation></text:span></text:span><text:span text:style-name="Marque_20_de_20_commentaire"><text:span text:style-name="T4">totalement fonctionnelle</text:span></text:span><office:annotation-end office:name="__Annotation__202_240697430"/><text:change-end text:change-id="ct94634182721392"/><text:span text:style-name="Marque_20_de_20_commentaire"><text:span text:style-name="T1">. Il y a beaucoup à faire pour structure le système, insérer les différentes fonctionnalités et </text:span></text:span><text:change text:change-id="ct94634189049232"/><text:change-start text:change-id="ct94634188105136"/><text:span text:style-name="Marque_20_de_20_commentaire"><text:span text:style-name="T3">améliorer l’ergonomie de cet outil</text:span></text:span><text:change-end text:change-id="ct94634188105136"/><text:span text:style-name="Marque_20_de_20_commentaire"><text:span text:style-name="T1">. C'est une galaxie de briques qu'il faut construire après tou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5-23T13:44:07.13</meta:creation-date>
    <meta:editing-cycles>9</meta:editing-cycles>
    <meta:editing-duration>PT1H26M42S</meta:editing-duration>
    <meta:initial-creator>Dalil Benhis</meta:initial-creator>
    <dc:date>2019-05-23T16:20:42.660312648</dc:date>
    <meta:document-statistic meta:table-count="0" meta:image-count="0" meta:object-count="0" meta:page-count="3" meta:paragraph-count="26" meta:word-count="819" meta:character-count="5132" meta:non-whitespace-character-count="4339"/>
  </office:meta>
</office:document-meta>
</file>